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Bounding Box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imensionen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Anzahl Punkte in 10³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style-name="ce1" table:number-columns-repeated="7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21:47:41.912367479</meta:creation-date>
    <dc:date>2018-06-13T21:49:11.515652533</dc:date>
    <meta:editing-duration>PT1M30S</meta:editing-duration>
    <meta:editing-cycles>1</meta:editing-cycles>
    <meta:document-statistic meta:table-count="1" meta:cell-count="15" meta:object-count="0"/>
    <meta:generator>LibreOffice/6.0.3.2$Linux_X86_64 LibreOffice_project/00m0$Build-2</meta:generator>
  </office:meta>
</office:document-meta>
</file>